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, Palati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Georgia" fo:font-size="13.5pt" fo:letter-spacing="normal" fo:font-style="normal" fo:font-weight="normal" officeooo:rsid="001bfdfe" officeooo:paragraph-rsid="001bfdf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Georgia" fo:font-size="13.5pt" fo:letter-spacing="normal" fo:font-style="normal" fo:font-weight="normal" officeooo:rsid="00298806" officeooo:paragraph-rsid="00298806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4dba7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86db3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Georgia" fo:font-size="13.5pt" fo:letter-spacing="normal" fo:font-style="normal" fo:font-weight="normal" officeooo:rsid="00224b15" officeooo:paragraph-rsid="001bfdfe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Georgia" fo:font-size="13.5pt" fo:letter-spacing="normal" fo:font-style="normal" fo:font-weight="normal" officeooo:rsid="00224b15" officeooo:paragraph-rsid="0020e479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Georgia" fo:font-size="13.5pt" fo:letter-spacing="normal" fo:font-style="normal" fo:font-weight="normal" officeooo:rsid="00270e53" officeooo:paragraph-rsid="00286db3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Georgia" fo:font-size="13.5pt" fo:letter-spacing="normal" fo:font-style="normal" fo:font-weight="normal" officeooo:rsid="0020e479" officeooo:paragraph-rsid="0024dba7"/>
    </style:style>
    <style:style style:name="T1" style:family="text">
      <style:text-properties fo:font-variant="normal" fo:text-transform="none" fo:color="#333333" style:font-name="Georgia" fo:font-size="13.5pt" fo:letter-spacing="normal" fo:font-style="normal" fo:font-weight="normal" officeooo:rsid="001c906b"/>
    </style:style>
    <style:style style:name="T2" style:family="text">
      <style:text-properties fo:font-variant="normal" fo:text-transform="none" fo:color="#333333" style:font-name="Georgia" fo:font-size="13.5pt" fo:letter-spacing="normal" fo:font-style="normal" fo:font-weight="normal" officeooo:rsid="001e6e28"/>
    </style:style>
    <style:style style:name="T3" style:family="text">
      <style:text-properties fo:font-variant="normal" fo:text-transform="none" fo:color="#333333" style:font-name="Georgia" fo:font-size="13.5pt" fo:letter-spacing="normal" fo:font-style="normal" fo:font-weight="normal" officeooo:rsid="0020e479"/>
    </style:style>
    <style:style style:name="T4" style:family="text">
      <style:text-properties fo:font-variant="normal" fo:text-transform="none" fo:color="#333333" style:font-name="Georgia" fo:font-size="13.5pt" fo:letter-spacing="normal" fo:font-style="normal" fo:font-weight="normal" officeooo:rsid="001f0aee"/>
    </style:style>
    <style:style style:name="T5" style:family="text">
      <style:text-properties fo:font-variant="normal" fo:text-transform="none" fo:color="#333333" style:font-name="Georgia" fo:font-size="13.5pt" fo:letter-spacing="normal" fo:font-style="normal" fo:font-weight="normal" officeooo:rsid="00224b15"/>
    </style:style>
    <style:style style:name="T6" style:family="text">
      <style:text-properties fo:font-variant="normal" fo:text-transform="none" fo:color="#333333" style:font-name="Georgia" fo:font-size="13.5pt" fo:letter-spacing="normal" fo:font-style="normal" fo:font-weight="normal" officeooo:rsid="00244ab3"/>
    </style:style>
    <style:style style:name="T7" style:family="text">
      <style:text-properties fo:font-variant="normal" fo:text-transform="none" fo:color="#333333" style:font-name="Georgia" fo:font-size="13.5pt" fo:letter-spacing="normal" fo:font-style="normal" fo:font-weight="normal" officeooo:rsid="00248da5"/>
    </style:style>
    <style:style style:name="T8" style:family="text">
      <style:text-properties fo:font-variant="normal" fo:text-transform="none" fo:color="#333333" style:font-name="Georgia" fo:font-size="13.5pt" fo:letter-spacing="normal" fo:font-style="normal" fo:font-weight="normal" officeooo:rsid="0024dba7"/>
    </style:style>
    <style:style style:name="T9" style:family="text">
      <style:text-properties fo:font-variant="normal" fo:text-transform="none" fo:color="#333333" style:font-name="Georgia" fo:font-size="13.5pt" fo:letter-spacing="normal" fo:font-style="normal" fo:font-weight="normal" officeooo:rsid="00270e53"/>
    </style:style>
    <style:style style:name="T10" style:family="text">
      <style:text-properties fo:font-variant="normal" fo:text-transform="none" fo:color="#333333" style:font-name="Georgia" fo:font-size="13.5pt" fo:letter-spacing="normal" fo:font-style="normal" fo:font-weight="normal" officeooo:rsid="00286db3"/>
    </style:style>
    <style:style style:name="T11" style:family="text">
      <style:text-properties fo:font-variant="normal" fo:text-transform="none" fo:color="#333333" style:font-name="Georgia" fo:font-size="13.5pt" fo:letter-spacing="normal" fo:font-style="normal" fo:font-weight="normal" officeooo:rsid="00298806"/>
    </style:style>
    <style:style style:name="T12" style:family="text">
      <style:text-properties officeooo:rsid="002a0919"/>
    </style:style>
    <style:style style:name="T13" style:family="text">
      <style:text-properties officeooo:rsid="002bd7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/>
      <text:p text:style-name="P4"><text:span text:style-name="T4">T</text:span><text:span text:style-name="T7">he main prospective of text classification is the automatic and accurate categorization of given text data into predefined labels through the analysis of the content and pattern of the words.</text:span><text:span text:style-name="T9"> </text:span></text:p>
      <text:p text:style-name="P7"/>
      <text:p text:style-name="P4"><text:span text:style-name="T2">T</text:span><text:span text:style-name="T1">hroughout the years many different approaches have been proposed </text:span><text:span text:style-name="T2">to solve this task efficiently, </text:span><text:span text:style-name="T3">with the most common one</text:span><text:span text:style-name="T8">s </text:span><text:span text:style-name="T3">being machine based</text:span><text:span text:style-name="T5">, </text:span><text:span text:style-name="T8">which aim </text:span><text:span text:style-name="T5">the </text:span><text:span text:style-name="T3">deci</text:span><text:span text:style-name="T5">sion of</text:span><text:span text:style-name="T3"> categories based on their previous experience on already classified examples. </text:span></text:p>
      <text:p text:style-name="P8"/>
      <text:p text:style-name="P3"><text:span text:style-name="T8">T</text:span><text:span text:style-name="T5">he recent developments </text:span><text:span text:style-name="T10">in</text:span><text:span text:style-name="T5"> the </text:span><text:span text:style-name="T6">vectorization</text:span><text:span text:style-name="T5"> methods, </text:span><text:span text:style-name="T6">word embeddings </text:span><text:span text:style-name="T5">and the introduction of </text:span><text:span text:style-name="T6">state-of-the-art classifiers </text:span><text:span text:style-name="T5">to the field hav</text:span><text:span text:style-name="T6">e </text:span><text:span text:style-name="T10">introduced </text:span><text:span text:style-name="T11">more effective and faster </text:span><text:span text:style-name="T10">solutions </text:span></text:p>
      <text:p text:style-name="P1"/>
      <text:p text:style-name="P2">This study investigates the performances of different feature extraction methods , <text:span text:style-name="T13">the conventional </text:span>TF-IDF <text:s/><text:span text:style-name="T12">vectorization </text:span>and <text:span text:style-name="T13">the pretrained</text:span> FastText word embedding, <text:span text:style-name="T12">and later on explores classifier algorithms, ranging from fundamental machine learning algorithms, to deep learning solutions on the dataset …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, Palati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4:36:06.762248002</meta:creation-date>
    <meta:editing-duration>PT55S</meta:editing-duration>
    <meta:editing-cycles>2</meta:editing-cycles>
    <meta:generator>LibreOffice/6.4.6.2$Linux_X86_64 LibreOffice_project/40$Build-2</meta:generator>
    <dc:date>2021-08-13T14:37:00.556485243</dc:date>
    <meta:document-statistic meta:table-count="0" meta:image-count="0" meta:object-count="0" meta:page-count="1" meta:paragraph-count="4" meta:word-count="133" meta:character-count="940" meta:non-whitespace-character-count="807"/>
  </office:meta>
</office:document-meta>
</file>